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aleway" svg:font-family="Raleway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866cm" fo:margin-left="0.303cm" table:align="left"/>
    </style:style>
    <style:style style:name="Tabla1.A" style:family="table-column">
      <style:table-column-properties style:column-width="8.996cm"/>
    </style:style>
    <style:style style:name="Tabla1.B" style:family="table-column">
      <style:table-column-properties style:column-width="8.871cm"/>
    </style:style>
    <style:style style:name="Tabla1.A1" style:family="table-cell">
      <style:table-cell-properties fo:background-color="#9f9e5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9f9e5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c4429" officeooo:paragraph-rsid="001c4429"/>
    </style:style>
    <style:style style:name="P3" style:family="paragraph" style:parent-style-name="Standard">
      <style:text-properties style:use-window-font-color="true" officeooo:rsid="001e03a2" officeooo:paragraph-rsid="001e03a2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rsid="00225e9f" officeooo:paragraph-rsid="00225e9f"/>
    </style:style>
    <style:style style:name="P6" style:family="paragraph" style:parent-style-name="Text_20_body" style:list-style-name="L2">
      <style:text-properties officeooo:rsid="00225e9f" officeooo:paragraph-rsid="00225e9f"/>
    </style:style>
    <style:style style:name="P7" style:family="paragraph" style:parent-style-name="Text_20_body" style:list-style-name="L2"/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Raleway" fo:font-size="12pt" fo:letter-spacing="normal" fo:font-style="normal" fo:font-weight="normal"/>
    </style:style>
    <style:style style:name="P9" style:family="paragraph" style:parent-style-name="Title">
      <style:text-properties style:use-window-font-color="true"/>
    </style:style>
    <style:style style:name="T1" style:family="text">
      <style:text-properties officeooo:rsid="001e03a2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EB: <text:span text:style-name="T1">Nicequest</text:span></text:p>
      <text:p text:style-name="P8">Nicequest es un portal online en el que consigues regalos por tu opinión. Nuestra misión es convertir la participación en encuestas online en una experiencia nice.</text:p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UX</text:p>
          </table:table-cell>
          <table:table-cell table:style-name="Tabla1.B1" office:value-type="string">
            <text:p text:style-name="P1">UI</text:p>
          </table:table-cell>
        </table:table-row>
        <table:table-row>
          <table:table-cell table:style-name="Tabla1.A2" office:value-type="string">
            <text:list xml:id="list409193496" text:style-name="L1">
              <text:list-item>
                <text:p text:style-name="P4">Que recuerde la sesión</text:p>
              </text:list-item>
              <text:list-item>
                <text:p text:style-name="P4">Que tenga los premios por categoría, se pueden encontrar más rápido</text:p>
              </text:list-item>
              <text:list-item>
                <text:p text:style-name="P4">Que los premios de la página principal se actualicen constantemente</text:p>
              </text:list-item>
              <text:list-item>
                <text:p text:style-name="P5">Historial de encuestas contestadas y cuantos puntos por cada una</text:p>
              </text:list-item>
            </text:list>
          </table:table-cell>
          <table:table-cell table:style-name="Tabla1.B2" office:value-type="string">
            <text:list xml:id="list4191247228" text:style-name="L2">
              <text:list-item>
                <text:p text:style-name="P7">Diseño de los botones </text:p>
              </text:list-item>
              <text:list-item>
                <text:p text:style-name="P7">Colores de la página</text:p>
              </text:list-item>
              <text:list-item>
                <text:p text:style-name="P7">Menú desplegable. Se ve más ordenado</text:p>
              </text:list-item>
              <text:list-item>
                <text:p text:style-name="P6">Tipo de fuente</text:p>
              </text:list-item>
              <text:list-item>
                <text:p text:style-name="P6">Tamaño de fuente</text:p>
              </text:list-item>
            </text:list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aleway" svg:font-family="Raleway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1:46:36.373587927</meta:creation-date>
    <dc:date>2017-11-13T22:41:48.060284646</dc:date>
    <meta:editing-duration>PT8M46S</meta:editing-duration>
    <meta:editing-cycles>3</meta:editing-cycles>
    <meta:generator>LibreOffice/5.3.1.2$Linux_X86_64 LibreOffice_project/30m0$Build-2</meta:generator>
    <meta:document-statistic meta:table-count="1" meta:image-count="0" meta:object-count="0" meta:page-count="1" meta:paragraph-count="13" meta:word-count="94" meta:character-count="518" meta:non-whitespace-character-count="445"/>
  </office:meta>
</office:document-meta>
</file>